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Neurological Phenomena Pre-1980">
        <table:table-column/>
        <table:table-column/>
        <table:table-column/>
        <table:table-column/>
        <table:table-row>
          <table:table-cell office:value-type="string">
            <text:p>Title</text:p>
          </table:table-cell>
          <table:table-cell office:value-type="string">
            <text:p>URL</text:p>
          </table:table-cell>
          <table:table-cell office:value-type="string">
            <text:p>Description</text:p>
          </table:table-cell>
          <table:table-cell office:value-type="string">
            <text:p>Tags</text:p>
          </table:table-cell>
        </table:table-row>
        <table:table-row>
          <table:table-cell office:value-type="string">
            <text:p>Georg Tobias Ludwig Sachs - First Clinical Case of Synesthesia (1812)</text:p>
          </table:table-cell>
          <table:table-cell office:value-type="string">
            <text:p>https://thereader.mitpress.mit.edu/a-brief-200-year-history-of-synesthesia/</text:p>
          </table:table-cell>
          <table:table-cell office:value-type="string">
            <text:p>German physician Georg Tobias Ludwig Sachs documented the first clinical case of synesthesia in his 1812 PhD dissertation, describing his own experience with colored vowels, musical tones, numbers, and days of the week</text:p>
          </table:table-cell>
          <table:table-cell office:value-type="string">
            <text:p>synesthesia, sensory blending, historical case, 1812, colored hearing, grapheme-color</text:p>
          </table:table-cell>
        </table:table-row>
        <table:table-row>
          <table:table-cell office:value-type="string">
            <text:p>John Locke's Report of Blind Man Experiencing Colors (1690)</text:p>
          </table:table-cell>
          <table:table-cell office:value-type="string">
            <text:p>https://en.wikipedia.org/wiki/Synesthesia</text:p>
          </table:table-cell>
          <table:table-cell office:value-type="string">
            <text:p>Oxford philosopher John Locke reported in 1690 about a blind man who claimed to experience the scarlet color in response to trumpet sounds</text:p>
          </table:table-cell>
          <table:table-cell office:value-type="string">
            <text:p>synesthesia, blind perception, 1690, auditory-visual, philosophical inquiry</text:p>
          </table:table-cell>
        </table:table-row>
        <table:table-row>
          <table:table-cell office:value-type="string">
            <text:p>Gustav Fechner's Survey of Color Associations (1876)</text:p>
          </table:table-cell>
          <table:table-cell office:value-type="string">
            <text:p>https://www.tandfonline.com/doi/full/10.1080/0964704X.2019.1636348</text:p>
          </table:table-cell>
          <table:table-cell office:value-type="string">
            <text:p>German psychologist Gustav Fechner analyzed color associations for vowels and collected 442 cases, marking the first empirical survey of synesthetic experiences</text:p>
          </table:table-cell>
          <table:table-cell office:value-type="string">
            <text:p>synesthesia, 1876, empirical research, vowel-color, psychophysics</text:p>
          </table:table-cell>
        </table:table-row>
        <table:table-row>
          <table:table-cell office:value-type="string">
            <text:p>Francis Galton's Study of Number Forms (1880)</text:p>
          </table:table-cell>
          <table:table-cell office:value-type="string">
            <text:p>https://www.uwlax.edu/globalassets/offices-services/urc/jur-online/pdf/2021/murray.ryan.psy.pdf</text:p>
          </table:table-cell>
          <table:table-cell office:value-type="string">
            <text:p>Sir Francis Galton studied synesthesia as mental imagery from 1880-1883, documenting sequence-space synesthesia where numbers appear in specific spatial locations</text:p>
          </table:table-cell>
          <table:table-cell office:value-type="string">
            <text:p>synesthesia, 1880, number forms, spatial sequence, mental imagery</text:p>
          </table:table-cell>
        </table:table-row>
        <table:table-row>
          <table:table-cell office:value-type="string">
            <text:p>Fidelis Alois Nussbaumer's Phonopsia Description (1873)</text:p>
          </table:table-cell>
          <table:table-cell office:value-type="string">
            <text:p>https://pmc.ncbi.nlm.nih.gov/articles/PMC7446036/</text:p>
          </table:table-cell>
          <table:table-cell office:value-type="string">
            <text:p>Austrian synesthete Fidelis Alois Nussbaumer described subjective color sensations from musical sounds and coined the term 'Phonopsie' for seeing sounds</text:p>
          </table:table-cell>
          <table:table-cell office:value-type="string">
            <text:p>synesthesia, 1873, sound-vision, phonopsia, self-report</text:p>
          </table:table-cell>
        </table:table-row>
        <table:table-row>
          <table:table-cell office:value-type="string">
            <text:p>Charles Baudelaire's Correspondances Poem (1857)</text:p>
          </table:table-cell>
          <table:table-cell office:value-type="string">
            <text:p>https://en.wikipedia.org/wiki/History_of_synesthesia_research</text:p>
          </table:table-cell>
          <table:table-cell office:value-type="string">
            <text:p>French Symbolist poet Charles Baudelaire wrote Correspondances introducing the Romantic notion that the senses can and should intermingle, popularizing synesthetic concepts</text:p>
          </table:table-cell>
          <table:table-cell office:value-type="string">
            <text:p>synesthesia, 1857, poetry, romanticism, artistic expression</text:p>
          </table:table-cell>
        </table:table-row>
        <table:table-row>
          <table:table-cell office:value-type="string">
            <text:p>Arthur Rimbaud's Voyelles (1871)</text:p>
          </table:table-cell>
          <table:table-cell office:value-type="string">
            <text:p>https://en.wikipedia.org/wiki/History_of_synesthesia_research</text:p>
          </table:table-cell>
          <table:table-cell office:value-type="string">
            <text:p>Rimbaud's poem Voyelles assigned colors to vowels, becoming crucial in popularizing synesthesia among artistic communities in late 19th century Europe</text:p>
          </table:table-cell>
          <table:table-cell office:value-type="string">
            <text:p>synesthesia, 1871, poetry, vowel-color, symbolism</text:p>
          </table:table-cell>
        </table:table-row>
        <table:table-row>
          <table:table-cell office:value-type="string">
            <text:p>Pierre Marie's First Description of Foreign Accent Syndrome (1907)</text:p>
          </table:table-cell>
          <table:table-cell office:value-type="string">
            <text:p>https://www.frontiersin.org/journals/psychology/articles/10.3389/fpsyg.2025.1554104/full</text:p>
          </table:table-cell>
          <table:table-cell office:value-type="string">
            <text:p>French neurologist Pierre Marie first described acquired accent changes following stroke in 1907, noting persisting speech changes after initial aphasia</text:p>
          </table:table-cell>
          <table:table-cell office:value-type="string">
            <text:p>foreign accent syndrome, 1907, stroke, speech disorder, neurological deficit</text:p>
          </table:table-cell>
        </table:table-row>
        <table:table-row>
          <table:table-cell office:value-type="string">
            <text:p>G.H. Monrad-Krohn's Norwegian Woman Case (1940s)</text:p>
          </table:table-cell>
          <table:table-cell office:value-type="string">
            <text:p>https://www.npr.org/sections/health-shots/2011/06/01/136824428/a-curious-case-of-foreign-accent-syndrome/</text:p>
          </table:table-cell>
          <table:table-cell office:value-type="string">
            <text:p>Norwegian woman hit by shrapnel in World War II developed a German accent and was ostracized as a result, becoming the most famous early case of foreign accent syndrome</text:p>
          </table:table-cell>
          <table:table-cell office:value-type="string">
            <text:p>foreign accent syndrome, 1940s, WWII, trauma, social isolation</text:p>
          </table:table-cell>
        </table:table-row>
        <table:table-row>
          <table:table-cell office:value-type="string">
            <text:p>Ambroise Paré's Phantom Limb Description (16th Century)</text:p>
          </table:table-cell>
          <table:table-cell office:value-type="string">
            <text:p>https://en.wikipedia.org/wiki/Phantom_limb</text:p>
          </table:table-cell>
          <table:table-cell office:value-type="string">
            <text:p>French military surgeon Ambroise Paré in the 1500s noticed patients continued reporting pain in removed limbs after amputation, providing first medical description</text:p>
          </table:table-cell>
          <table:table-cell office:value-type="string">
            <text:p>phantom limb, 16th century, amputation, pain sensation, surgical observation</text:p>
          </table:table-cell>
        </table:table-row>
        <table:table-row>
          <table:table-cell office:value-type="string">
            <text:p>Silas Weir Mitchell Coins 'Phantom Limb' (1872)</text:p>
          </table:table-cell>
          <table:table-cell office:value-type="string">
            <text:p>https://en.wikipedia.org/wiki/Phantom_limb</text:p>
          </table:table-cell>
          <table:table-cell office:value-type="string">
            <text:p>American physician Silas Weir Mitchell coined the term 'phantom limb' describing how nearly every amputee carries a constant or inconstant phantom of the missing member</text:p>
          </table:table-cell>
          <table:table-cell office:value-type="string">
            <text:p>phantom limb, 1872, American Civil War, terminology, sensory ghost</text:p>
          </table:table-cell>
        </table:table-row>
        <table:table-row>
          <table:table-cell office:value-type="string">
            <text:p>René Descartes' Philosophical Analysis of Phantom Limbs (1637)</text:p>
          </table:table-cell>
          <table:table-cell office:value-type="string">
            <text:p>https://www.ncbi.nlm.nih.gov/books/NBK571301/</text:p>
          </table:table-cell>
          <table:table-cell office:value-type="string">
            <text:p>Descartes used phantom limb phenomenon in 1637 letter to explore perception and sensation, establishing way of thinking about phantom pain lasting over a century</text:p>
          </table:table-cell>
          <table:table-cell office:value-type="string">
            <text:p>phantom limb, 1637, philosophy, mind-body problem, perception theory</text:p>
          </table:table-cell>
        </table:table-row>
        <table:table-row>
          <table:table-cell office:value-type="string">
            <text:p>William Porterfield's First-Hand Account (18th Century)</text:p>
          </table:table-cell>
          <table:table-cell office:value-type="string">
            <text:p>https://www.britannica.com/science/phantom-limb-syndrome</text:p>
          </table:table-cell>
          <table:table-cell office:value-type="string">
            <text:p>Scottish physician William Porterfield wrote first-hand account of phantom limb syndrome following amputation of his leg, first to consider sensory perception as underlying phenomenon</text:p>
          </table:table-cell>
          <table:table-cell office:value-type="string">
            <text:p>phantom limb, 18th century, self-observation, sensory perception, medical autobiography</text:p>
          </table:table-cell>
        </table:table-row>
        <table:table-row>
          <table:table-cell office:value-type="string">
            <text:p>Charles Bell's Description of Phantom Phenomenon (1830)</text:p>
          </table:table-cell>
          <table:table-cell office:value-type="string">
            <text:p>https://pmc.ncbi.nlm.nih.gov/articles/PMC5560386/</text:p>
          </table:table-cell>
          <table:table-cell office:value-type="string">
            <text:p>Scottish anatomist Sir Charles Bell described the phantom phenomenon in 1830, contributing to early understanding of sensory-motor disconnection</text:p>
          </table:table-cell>
          <table:table-cell office:value-type="string">
            <text:p>phantom limb, 1830, anatomy, neurological observation</text:p>
          </table:table-cell>
        </table:table-row>
        <table:table-row>
          <table:table-cell office:value-type="string">
            <text:p>Hughlings Jackson's Face Agnosia Case (1872)</text:p>
          </table:table-cell>
          <table:table-cell office:value-type="string">
            <text:p>https://faceblind.org.uk/information/history/</text:p>
          </table:table-cell>
          <table:table-cell office:value-type="string">
            <text:p>British neurologist Hughlings Jackson described a clinical case of specific visual agnosia for faces and places in 1872, predating formal naming of prosopagnosia</text:p>
          </table:table-cell>
          <table:table-cell office:value-type="string">
            <text:p>prosopagnosia, 1872, face blindness, visual agnosia, neurological case</text:p>
          </table:table-cell>
        </table:table-row>
        <table:table-row>
          <table:table-cell office:value-type="string">
            <text:p>Joachim Bodamer Names Prosopagnosia (1947)</text:p>
          </table:table-cell>
          <table:table-cell office:value-type="string">
            <text:p>https://en.wikipedia.org/wiki/Prosopagnosia</text:p>
          </table:table-cell>
          <table:table-cell office:value-type="string">
            <text:p>German neurologist Joachim Bodamer coined 'prosopagnosia' in 1947, describing three cases including a 24-year-old man with bullet wound who lost ability to recognize friends, family, and own face</text:p>
          </table:table-cell>
          <table:table-cell office:value-type="string">
            <text:p>prosopagnosia, 1947, face blindness, trauma, terminology</text:p>
          </table:table-cell>
        </table:table-row>
        <table:table-row>
          <table:table-cell office:value-type="string">
            <text:p>Quaglino and Borelli's 1867 Face Recognition Case</text:p>
          </table:table-cell>
          <table:table-cell office:value-type="string">
            <text:p>https://pmc.ncbi.nlm.nih.gov/articles/PMC10901275/</text:p>
          </table:table-cell>
          <table:table-cell office:value-type="string">
            <text:p>Italian ophthalmologists Quaglino and Borelli described loss of ability to recognize human faces in 1867, earliest documented case of prosopagnosia</text:p>
          </table:table-cell>
          <table:table-cell office:value-type="string">
            <text:p>prosopagnosia, 1867, face recognition, ophthalmology, historical documentation</text:p>
          </table:table-cell>
        </table:table-row>
        <table:table-row>
          <table:table-cell office:value-type="string">
            <text:p>Joseph Capgras and 'Madame Macabre' (1923)</text:p>
          </table:table-cell>
          <table:table-cell office:value-type="string">
            <text:p>https://en.wikipedia.org/wiki/Capgras_delusion</text:p>
          </table:table-cell>
          <table:table-cell office:value-type="string">
            <text:p>French psychiatrist Joseph Capgras described case of French woman who believed doubles had replaced her husband and others, naming it 'l'illusion des sosies' (illusion of doppelgängers)</text:p>
          </table:table-cell>
          <table:table-cell office:value-type="string">
            <text:p>Capgras syndrome, 1923, delusion, misidentification, psychiatric case</text:p>
          </table:table-cell>
        </table:table-row>
        <table:table-row>
          <table:table-cell office:value-type="string">
            <text:p>Freudian Interpretation of Capgras Delusions (1930s)</text:p>
          </table:table-cell>
          <table:table-cell office:value-type="string">
            <text:p>https://nautil.us/to-understand-facebook-study-capgras-syndrome-236173/</text:p>
          </table:table-cell>
          <table:table-cell office:value-type="string">
            <text:p>By 1930s, mainstream psychiatry interpreted Capgras delusions through psychodynamic framework of sexual repression and ambivalent feelings toward loved ones</text:p>
          </table:table-cell>
          <table:table-cell office:value-type="string">
            <text:p>Capgras syndrome, 1930s, psychoanalysis, Freudian theory, psychiatric interpretation</text:p>
          </table:table-cell>
        </table:table-row>
        <table:table-row>
          <table:table-cell office:value-type="string">
            <text:p>H. Ehrenwald's Body Image Alteration Study (1930)</text:p>
          </table:table-cell>
          <table:table-cell office:value-type="string">
            <text:p>https://pmc.ncbi.nlm.nih.gov/articles/PMC5560386/</text:p>
          </table:table-cell>
          <table:table-cell office:value-type="string">
            <text:p>Ehrenwald described altered experience of body image with consequent delusion formation in left hemiplegic patients in 1930</text:p>
          </table:table-cell>
          <table:table-cell office:value-type="string">
            <text:p>body schema, 1930, hemiplegia, delusion, neurological alteration</text:p>
          </table:table-cell>
        </table:table-row>
        <table:table-row>
          <table:table-cell office:value-type="string">
            <text:p>Kurt Goldstein's Alien Hand Description (1908)</text:p>
          </table:table-cell>
          <table:table-cell office:value-type="string">
            <text:p>https://link.springer.com/article/10.1186/s13023-025-04000-y</text:p>
          </table:table-cell>
          <table:table-cell office:value-type="string">
            <text:p>German neurologist Kurt Goldstein first described alien hand phenomenon in 1908, documenting 57-year-old woman who perceived her left hand as having will of its own after stroke</text:p>
          </table:table-cell>
          <table:table-cell office:value-type="string">
            <text:p>alien hand syndrome, 1908, stroke, involuntary movement, autonomy</text:p>
          </table:table-cell>
        </table:table-row>
        <table:table-row>
          <table:table-cell office:value-type="string">
            <text:p>Hugo Liepmann's Grasping Reflex Observation (1908)</text:p>
          </table:table-cell>
          <table:table-cell office:value-type="string">
            <text:p>https://www.tandfonline.com/doi/full/10.1080/20009666.2020.1756610</text:p>
          </table:table-cell>
          <table:table-cell office:value-type="string">
            <text:p>Dr. Hugo Liepmann observed patient exhibiting involuntary grasping reflex of left hand after stroke in 1908, contributing to early alien hand documentation</text:p>
          </table:table-cell>
          <table:table-cell office:value-type="string">
            <text:p>alien hand syndrome, 1908, grasping reflex, motor control, neurological deficit</text:p>
          </table:table-cell>
        </table:table-row>
        <table:table-row>
          <table:table-cell office:value-type="string">
            <text:p>Brion and Jedynak Coin 'Alien Hand' Term (1972)</text:p>
          </table:table-cell>
          <table:table-cell office:value-type="string">
            <text:p>https://pmc.ncbi.nlm.nih.gov/articles/PMC5619440/</text:p>
          </table:table-cell>
          <table:table-cell office:value-type="string">
            <text:p>French researchers Brion and Jedynak proposed term 'la main étrangère' (alien hand) in 1972 after evaluating patients with midline brain tumors exhibiting denial of hand ownership</text:p>
          </table:table-cell>
          <table:table-cell office:value-type="string">
            <text:p>alien hand syndrome, 1972, terminology, brain tumor, ownership denial</text:p>
          </table:table-cell>
        </table:table-row>
        <table:table-row>
          <table:table-cell office:value-type="string">
            <text:p>Supernumerary Phantom Limbs After Stroke</text:p>
          </table:table-cell>
          <table:table-cell office:value-type="string">
            <text:p>https://pmc.ncbi.nlm.nih.gov/articles/PMC5560386/</text:p>
          </table:table-cell>
          <table:table-cell office:value-type="string">
            <text:p>Historical cases document patients experiencing perception of extra limbs in addition to regular limbs after stroke, called supernumerary phantom limb phenomenon</text:p>
          </table:table-cell>
          <table:table-cell office:value-type="string">
            <text:p>phantom limb, stroke, supernumerary, body schema distortion, perceptual anomaly</text:p>
          </table:table-cell>
        </table:table-row>
        <table:table-row>
          <table:table-cell office:value-type="string">
            <text:p>V.M. Bechterev's Cortical Paralysis Case (1926)</text:p>
          </table:table-cell>
          <table:table-cell office:value-type="string">
            <text:p>https://pmc.ncbi.nlm.nih.gov/articles/PMC5560386/</text:p>
          </table:table-cell>
          <table:table-cell office:value-type="string">
            <text:p>Russian neurologist Bechterev documented partial cortical and subcortical paralysis affecting psychoreflexive functions in 1926</text:p>
          </table:table-cell>
          <table:table-cell office:value-type="string">
            <text:p>neurological paralysis, 1926, cortical damage, psychoreflexive function</text:p>
          </table:table-cell>
        </table:table-row>
        <table:table-row>
          <table:table-cell office:value-type="string">
            <text:p>The Atlantic Monthly's George Dedlow Case (1866)</text:p>
          </table:table-cell>
          <table:table-cell office:value-type="string">
            <text:p>https://pmc.ncbi.nlm.nih.gov/articles/PMC5560386/</text:p>
          </table:table-cell>
          <table:table-cell office:value-type="string">
            <text:p>Anonymous case of George Dedlow published in The Atlantic Monthly in 1866 describing phantom limb experiences during American Civil War</text:p>
          </table:table-cell>
          <table:table-cell office:value-type="string">
            <text:p>phantom limb, 1866, American Civil War, literary documentation, amputation</text:p>
          </table:table-cell>
        </table:table-row>
        <table:table-row>
          <table:table-cell office:value-type="string">
            <text:p>Thomas Woolhouse's Blind Man Hearing Colors (1710)</text:p>
          </table:table-cell>
          <table:table-cell office:value-type="string">
            <text:p>https://en.wikipedia.org/wiki/History_of_synesthesia_research</text:p>
          </table:table-cell>
          <table:table-cell office:value-type="string">
            <text:p>Thomas Woolhouse reported case of blind man who perceived colors in response to sounds in 1710, early documentation of cross-modal perception</text:p>
          </table:table-cell>
          <table:table-cell office:value-type="string">
            <text:p>synesthesia, 1710, blind perception, auditory-visual, sensory substitution</text:p>
          </table:table-cell>
        </table:table-row>
        <table:table-row>
          <table:table-cell office:value-type="string">
            <text:p>Lumley's Singer Voice Synesthesia Case (1864)</text:p>
          </table:table-cell>
          <table:table-cell office:value-type="string">
            <text:p>https://pmc.ncbi.nlm.nih.gov/articles/PMC7446036/</text:p>
          </table:table-cell>
          <table:table-cell office:value-type="string">
            <text:p>Lumley documented man who saw synesthetic colors to voices of 24 famous singers of his time in 1864, rare early case of voice-to-color synesthesia</text:p>
          </table:table-cell>
          <table:table-cell office:value-type="string">
            <text:p>synesthesia, 1864, voice-color, auditory-visual, musical perception</text:p>
          </table:table-cell>
        </table:table-row>
        <table:table-row>
          <table:table-cell office:value-type="string">
            <text:p>George Bidder Jr.'s Number-Form Synesthesia (1880s)</text:p>
          </table:table-cell>
          <table:table-cell office:value-type="string">
            <text:p>https://www.uwlax.edu/globalassets/offices-services/urc/jur-online/pdf/2021/murray.ryan.psy.pdf</text:p>
          </table:table-cell>
          <table:table-cell office:value-type="string">
            <text:p>Math prodigy George Bidder Jr. studied by Francis Galton exhibited sequence-space synesthesia, perceiving numbers in spatial patterns, with hereditary component from father</text:p>
          </table:table-cell>
          <table:table-cell office:value-type="string">
            <text:p>synesthesia, 1880s, number forms, spatial perception, hereditary, mathematics</text:p>
          </table:table-cell>
        </table:table-row>
        <table:table-row>
          <table:table-cell office:value-type="string">
            <text:p>Suarez de Mendoza's Synesthesia Survey (1890)</text:p>
          </table:table-cell>
          <table:table-cell office:value-type="string">
            <text:p>https://pmc.ncbi.nlm.nih.gov/articles/PMC7446036/</text:p>
          </table:table-cell>
          <table:table-cell office:value-type="string">
            <text:p>Suarez de Mendoza published list of 134 inducer-to-vision synesthetes compiled from 36 sources plus eight new cases in 1890, major historical compilation</text:p>
          </table:table-cell>
          <table:table-cell office:value-type="string">
            <text:p>synesthesia, 1890, empirical survey, vision induction, systematic documentation</text:p>
          </table:table-cell>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5-12-14T05:33:44.773973</meta:creation-date>
    <dc:date>2025-12-14T05:33:44.778433</dc:date>
    <meta:generator>http://pypi.python.org/pypi/ezodf/0.1.0$Python3.12.3 (main, Aug 14 2025, 17:47:21) [GCC 13.3.0]</meta:generator>
    <meta:document-statistic/>
    <meta:editing-cycles>1</meta:editing-cycles>
  </office:meta>
</office:document-meta>
</file>